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15pt" style:family="table-row" style:display-name="heightsuit15pt">
      <style:table-row-properties style:row-height="15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20pt" style:family="table-row" style:display-name="heightsuit20pt">
      <style:table-row-properties style:row-height="20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20pt">
          <table:table-cell table:style-name="header1">
            <text:p>Заголовок 1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15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">
            <text:p>Table header</text:p>
          </table:table-cell>
        </table:table-row>
        <table:table-row>
          <table:table-cell/>
          <table:table-cell table:style-name="tablebodyStrong">
            <text:p>b</text:p>
          </table:table-cell>
        </table:table-row>
        <table:table-row>
          <table:table-cell/>
          <table:table-cell table:style-name="tablebodyEmph">
            <text:p>i</text:p>
          </table:table-cell>
        </table:table-row>
        <table:table-row>
          <table:table-cell/>
          <table:table-cell table:style-name="tablebodyStrikeout">
            <text:p>strike</text:p>
          </table:table-cell>
        </table:table-row>
        <table:table-row>
          <table:table-cell/>
          <table:table-cell table:style-name="tablebodyEmphStrong">
            <text:p>bi</text:p>
          </table:table-cell>
        </table:table-row>
        <table:table-row>
          <table:table-cell/>
          <table:table-cell table:style-name="tablebodyStrongStrikeout">
            <text:p>bstrike</text:p>
          </table:table-cell>
        </table:table-row>
        <table:table-row>
          <table:table-cell/>
          <table:table-cell table:style-name="tablebodyEmphStrikeout">
            <text:p>istrike</text:p>
          </table:table-cell>
        </table:table-row>
        <table:table-row>
          <table:table-cell/>
          <table:table-cell table:style-name="tablebodyEmphStrongStrikeout">
            <text:p>bistrike</text:p>
          </table:table-cell>
        </table:table-row>
        <table:table-row/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Emph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Strong">
            <text:p>4</text:p>
          </table:table-cell>
        </table:table-row>
        <table:table-row/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tablebodyStrikeout" style:family="table-cell" style:display-name="tablebody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text-line-through-style="solid" style:text-line-through-type="single"/>
    </style:style>
    <style:style style:name="tablebodyStrongStrikeout" style:family="table-cell" style:display-name="tablebody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weight="bold"/>
      <style:text-properties style:text-line-through-style="solid" style:text-line-through-type="single"/>
    </style:style>
    <style:style style:name="tablebodyEmphStrikeout" style:family="table-cell" style:display-name="tablebodyEmph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  <style:text-properties style:text-line-through-style="solid" style:text-line-through-type="single"/>
    </style:style>
    <style:style style:name="tablebodyEmph" style:family="table-cell" style:display-name="tablebodyEmph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</style:style>
    <style:style style:name="tablebodyEmphStrong" style:family="table-cell" style:display-name="tablebodyEmph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  <style:text-properties fo:font-weight="bold"/>
    </style:style>
    <style:style style:name="tablebodyEmphStrongStrikeout" style:family="table-cell" style:display-name="tablebodyEmph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  <style:text-properties fo:font-weight="bold"/>
      <style:text-properties style:text-line-through-style="solid" style:text-line-through-type="single"/>
    </style:style>
    <style:style style:name="tableheadEmph" style:family="table-cell" style:display-name="tableheadEmph">
      <style:table-cell-properties fo:background-color="#cc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  <style:text-properties fo:font-style="italic"/>
    </style:style>
    <style:style style:name="tablebodyStrong" style:family="table-cell" style:display-name="tablebody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weight="bold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